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ESR</text:p>
          </table:table-cell>
          <table:table-cell office:value-type="float" office:value="50000" calcext:value-type="float">
            <text:p>50000</text:p>
          </table:table-cell>
          <table:table-cell table:style-name="ce1"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string" calcext:value-type="string">
            <text:p>Rext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32768" calcext:value-type="float">
            <text:p>32768</text:p>
          </table:table-cell>
          <table:table-cell table:style-name="ce1" office:value-type="float" office:value="32768" calcext:value-type="float">
            <text:p>32768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office:value-type="float" office:value="0.00000000000135" calcext:value-type="float">
            <text:p>1,35E-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</text:p>
          </table:table-cell>
          <table:table-cell office:value-type="float" office:value="0.000000000006" calcext:value-type="float">
            <text:p>6E-12</text:p>
          </table:table-cell>
          <table:table-cell table:style-name="ce1" office:value-type="float" office:value="0.000000000008" calcext:value-type="float">
            <text:p>8E-1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formula="of:=(4*([.C2]+[.C3]))*((2*3.14*[.C4])^2)*(([.C5]+[.C6])^2)" office:value-type="float" office:value="0.00000045753448312571" calcext:value-type="float">
            <text:p>4,57534483125712E-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(mA/V)</text:p>
          </table:table-cell>
          <table:table-cell table:formula="of:=[.C8]*1000" office:value-type="float" office:value="0.000457534483125712" calcext:value-type="float">
            <text:p>0,00045753448312571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gain</text:p>
          </table:table-cell>
          <table:table-cell table:formula="of:=0.005/[.C9]" office:value-type="float" office:value="10.9281380626041" calcext:value-type="float">
            <text:p>10,9281380626041</text:p>
          </table:table-cell>
          <table:table-cell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2T13:29:25.527166150</meta:creation-date>
    <dc:date>2024-05-14T19:05:06.322367886</dc:date>
    <meta:editing-duration>PT28M19S</meta:editing-duration>
    <meta:editing-cycles>7</meta:editing-cycles>
    <meta:generator>LibreOffice/7.3.7.2$Linux_X86_64 LibreOffice_project/30$Build-2</meta:generator>
    <meta:document-statistic meta:table-count="1" meta:cell-count="20" meta:object-count="0"/>
  </office:meta>
</office:document-meta>
</file>